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23cm" table:align="left"/>
    </style:style>
    <style:style style:name="Tabell1.A" style:family="table-column">
      <style:table-column-properties style:column-width="1.028cm"/>
    </style:style>
    <style:style style:name="Tabell1.B" style:family="table-column">
      <style:table-column-properties style:column-width="3.969cm"/>
    </style:style>
    <style:style style:name="Tabell1.C" style:family="table-column">
      <style:table-column-properties style:column-width="4.23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Load button</text:p>
      <text:p text:style-name="P2"/>
      <text:p text:style-name="P1">Summery: Loads game.</text:p>
      <text:p text:style-name="P1"/>
      <text:p text:style-name="P1">Priority: High</text:p>
      <text:p text:style-name="P1"/>
      <text:p text:style-name="P1">Extends: none</text:p>
      <text:p text:style-name="P1"/>
      <text:p text:style-name="P1">Includes: None</text:p>
      <text:p text:style-name="P1"/>
      <text:p text:style-name="P1">Participators: Actual Player</text:p>
      <text:p text:style-name="P1"/>
      <text:p text:style-name="P1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Klicks on button</text:p>
          </table:table-cell>
          <table:table-cell table:style-name="Tabell1.C2" office:value-type="string">
            <text:p text:style-name="P3">Loads game</text:p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9">
            <text:p text:style-name="P3">9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0">
            <text:p text:style-name="P3">10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1">
            <text:p text:style-name="P3">11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2">
            <text:p text:style-name="P3">1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3">
            <text:p text:style-name="P3">1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4">
            <text:p text:style-name="P3">1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5">
            <text:p text:style-name="P3">1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3:15:26.93</meta:creation-date>
    <dc:date>2015-04-19T15:15:04.26</dc:date>
    <dc:creator>Anders Bolin</dc:creator>
    <meta:editing-duration>PT50M51S</meta:editing-duration>
    <meta:editing-cycles>8</meta:editing-cycles>
    <meta:generator>OpenOffice/4.1.0$Win32 OpenOffice.org_project/410m18$Build-9764</meta:generator>
    <meta:document-statistic meta:table-count="1" meta:image-count="0" meta:object-count="0" meta:page-count="1" meta:paragraph-count="26" meta:word-count="42" meta:character-count="189"/>
  </office:meta>
</office:document-meta>
</file>